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draw:auto-grow-height="true" fo:min-height="2.6cm"/>
      <style:paragraph-properties style:writing-mode="lr-tb"/>
    </style:style>
    <style:style style:name="pr2" style:family="presentation" style:parent-style-name="Blueprint_20_Plans-subtitle">
      <style:graphic-properties draw:fill-color="#ffaa95" draw:auto-grow-height="false" draw:fit-to-size="false" style:shrink-to-fit="true" fo:min-height="8.0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2.63cm"/>
      <style:paragraph-properties style:writing-mode="lr-tb"/>
    </style:style>
    <style:style style:name="pr5" style:family="presentation" style:parent-style-name="Blueprint_20_Plans-title">
      <style:graphic-properties fo:min-height="3.473cm"/>
      <style:paragraph-properties style:writing-mode="lr-tb"/>
    </style:style>
    <style:style style:name="pr6" style:family="presentation" style:parent-style-name="Blueprint_20_Plans-title">
      <style:graphic-properties fo:min-height="2.23cm"/>
      <style:paragraph-properties style:writing-mode="lr-tb"/>
    </style:style>
    <style:style style:name="pr7" style:family="presentation" style:parent-style-name="Blueprint_20_Plans-title">
      <style:graphic-properties draw:auto-grow-height="false" draw:fit-to-size="false" style:shrink-to-fit="true" fo:min-height="3.473cm"/>
      <style:paragraph-properties style:writing-mode="lr-tb"/>
    </style:style>
    <style:style style:name="pr8" style:family="presentation" style:parent-style-name="Blueprint_20_Plans-title">
      <style:graphic-properties draw:auto-grow-height="false" draw:fit-to-size="false" style:shrink-to-fit="true" fo:min-height="2.237cm"/>
      <style:paragraph-properties style:writing-mode="lr-tb"/>
    </style:style>
    <style:style style:name="pr9" style:family="presentation" style:parent-style-name="Blueprint_20_Plans-title">
      <style:graphic-properties draw:auto-grow-height="false" draw:fit-to-size="false" style:shrink-to-fit="true" fo:min-height="0.987cm"/>
      <style:paragraph-properties style:writing-mode="lr-tb"/>
    </style:style>
    <style:style style:name="pr10" style:family="presentation" style:parent-style-name="Blueprint_20_Plans-title">
      <style:graphic-properties draw:auto-grow-height="false" draw:fit-to-size="false" style:shrink-to-fit="true" fo:min-height="1.763cm"/>
      <style:paragraph-properties style:writing-mode="lr-tb"/>
    </style:style>
    <style:style style:name="pr11" style:family="presentation" style:parent-style-name="Blueprint_20_Plans-title">
      <style:graphic-properties draw:auto-grow-height="false" draw:fit-to-size="false" style:shrink-to-fit="true"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aa95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1.199cm" svg:height="2.6cm" svg:x="3cm" svg:y="0cm" presentation:class="title" presentation:user-transformed="true">
          <draw:text-box>
            <text:p>Funkcjonalności aplikacji</text:p>
          </draw:text-box>
        </draw:frame>
        <draw:frame presentation:style-name="pr2" draw:text-style-name="P2" draw:layer="layout" svg:width="22.5cm" svg:height="2.5cm" svg:x="5cm" svg:y="3cm">
          <draw:text-box>
            <text:p/>
            <text:p>Przeglądanie książek znajdujących się na liście</text:p>
          </draw:text-box>
        </draw:frame>
        <draw:frame presentation:style-name="pr2" draw:text-style-name="P2" draw:layer="layout" svg:width="20.5cm" svg:height="2.5cm" svg:x="1cm" svg:y="11cm">
          <draw:text-box>
            <text:p text:style-name="P3"><text:s/>Edytowanie istniejących książek z listy</text:p>
            <text:p/>
          </draw:text-box>
        </draw:frame>
        <draw:frame presentation:style-name="pr2" draw:text-style-name="P2" draw:layer="layout" svg:width="14cm" svg:height="1.5cm" svg:x="11.5cm" svg:y="8.5cm">
          <draw:text-box>
            <text:p>Usuwanie książek z listy</text:p>
            <text:p/>
          </draw:text-box>
        </draw:frame>
        <draw:frame presentation:style-name="pr2" draw:text-style-name="P2" draw:layer="layout" svg:width="14cm" svg:height="1.5cm" svg:x="1.5cm" svg:y="6.5cm">
          <draw:text-box>
            <text:p text:style-name="P3">Dodawanie książek do listy 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draw:frame presentation:style-name="pr4" draw:text-style-name="P5" draw:layer="layout" svg:width="12cm" svg:height="3.473cm" svg:x="8cm" svg:y="0.5cm" presentation:class="title" presentation:user-transformed="true">
          <draw:text-box>
            <text:p>Cel i odbiorcy aplikacji</text:p>
          </draw:text-box>
        </draw:frame>
        <draw:frame presentation:style-name="pr5" draw:text-style-name="P5" draw:layer="layout" svg:width="25.5cm" svg:height="3.473cm" svg:x="0cm" svg:y="8.527cm" presentation:class="title" presentation:user-transformed="true">
          <draw:text-box>
            <text:p>Odbiorcą aplikacji może być każdy, głównie osoby czytające książki <text:s/></text:p>
          </draw:text-box>
        </draw:frame>
        <draw:frame presentation:style-name="pr5" draw:text-style-name="P5" draw:layer="layout" svg:width="25.5cm" svg:height="3.473cm" svg:x="2cm" svg:y="4.527cm" presentation:class="title" presentation:user-transformed="true">
          <draw:text-box>
            <text:p>Stworzenie aplikacji w której można będzie przechowywać książki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6" draw:text-style-name="P5" draw:layer="layout" svg:width="19.999cm" svg:height="2.23cm" svg:x="3.5cm" svg:y="0cm" presentation:class="title" presentation:user-transformed="true">
          <draw:text-box>
            <text:p>Etapy pracy</text:p>
          </draw:text-box>
        </draw:frame>
        <draw:frame presentation:style-name="pr7" draw:text-style-name="P5" draw:layer="layout" svg:width="18.5cm" svg:height="1.5cm" svg:x="4.5cm" svg:y="3cm" presentation:class="title" presentation:user-transformed="true">
          <draw:text-box>
            <text:p>Zwizualizowanie projektu UX/UI w aplikacji</text:p>
          </draw:text-box>
        </draw:frame>
        <draw:frame presentation:style-name="pr8" draw:text-style-name="P5" draw:layer="layout" svg:width="17cm" svg:height="1cm" svg:x="5.5cm" svg:y="7.5cm" presentation:class="title" presentation:user-transformed="true">
          <draw:text-box>
            <text:p>Porzucenie tego pomysłu</text:p>
          </draw:text-box>
        </draw:frame>
        <draw:frame presentation:style-name="pr9" draw:text-style-name="P5" draw:layer="layout" svg:width="23.5cm" svg:height="2.098cm" svg:x="0cm" svg:y="9cm" presentation:class="title" presentation:user-transformed="true">
          <draw:text-box>
            <text:p>Zrobienie aplikacji krok po kroku kierując się obsługą bazy danych</text:p>
          </draw:text-box>
        </draw:frame>
        <draw:frame presentation:style-name="pr10" draw:text-style-name="P5" draw:layer="layout" svg:width="25.522cm" svg:height="2cm" svg:x="1.478cm" svg:y="5cm" presentation:class="title" presentation:user-transformed="true">
          <draw:text-box>
            <text:p>Przyswojenie i zapoznanie się z obsługą Android Studio </text:p>
          </draw:text-box>
        </draw:frame>
        <draw:frame presentation:style-name="pr9" draw:text-style-name="P5" draw:layer="layout" svg:width="23.5cm" svg:height="2.098cm" svg:x="-0.5cm" svg:y="11.598cm" presentation:class="title" presentation:user-transformed="true">
          <draw:text-box>
            <text:p>Następnie utworzenie odpowiedniego wyglądu dostosowaną do logiki aplikacji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4" draw:text-style-name="P5" draw:layer="layout" svg:width="19.999cm" svg:height="2.63cm" svg:x="4cm" svg:y="0cm" presentation:class="title" presentation:user-transformed="true">
          <draw:text-box>
            <text:p>Środowisko aplikacji</text:p>
          </draw:text-box>
        </draw:frame>
        <draw:frame presentation:style-name="pr11" draw:text-style-name="P5" draw:layer="layout" svg:width="16.499cm" svg:height="1.63cm" svg:x="6cm" svg:y="2.63cm" presentation:class="title" presentation:user-transformed="true">
          <draw:text-box>
            <text:p>Projekt rozpoczęty i skończony <text:s/>w języku Java</text:p>
          </draw:text-box>
        </draw:frame>
        <draw:frame presentation:style-name="pr11" draw:text-style-name="P5" draw:layer="layout" svg:width="9cm" svg:height="6.5cm" svg:x="3cm" svg:y="5.5cm" presentation:class="title" presentation:user-transformed="true">
          <draw:text-box>
            <text:p>Wady zapewne występują, lecz z braku doświadczenia z innymi językami programowania jaki i innym środowiskiem programistycznym, nie zaobserwowałem.<text:line-break/><text:line-break/> </text:p>
          </draw:text-box>
        </draw:frame>
        <draw:frame presentation:style-name="pr11" draw:text-style-name="P5" draw:layer="layout" svg:width="10.5cm" svg:height="7.5cm" svg:x="15cm" svg:y="4.5cm" presentation:class="title" presentation:user-transformed="true">
          <draw:text-box>
            <text:p>Zalety:<text:line-break/>- Duża baza informacji<text:line-break/>- Mnóstwo bibliotek<text:line-break/>- Wciąż rozwijany i wspierany język<text:line-break/>- Rzesza ludzi aktywnych na forum<text:line-break/>- Przejrzysty interfejs Android Studio<text:line-break/><text:line-break/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1T18:53:53.609000000</meta:creation-date>
    <meta:editing-duration>PT3M23S</meta:editing-duration>
    <meta:editing-cycles>2</meta:editing-cycles>
    <meta:generator>LibreOffice/7.0.3.1$Windows_X86_64 LibreOffice_project/d7547858d014d4cf69878db179d326fc3483e082</meta:generator>
    <dc:title>Blueprint Plans</dc:title>
    <dc:date>2021-01-11T20:40:22.264000000</dc:date>
    <meta:document-statistic meta:object-count="80"/>
  </office:meta>
</office:document-meta>
</file>